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26.14mm"/>
    </style:style>
    <style:style style:name="co12" style:family="table-column">
      <style:table-column-properties fo:break-before="auto" style:column-width="78.9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map style:condition="cell-content()=&quot;OK&quot;" style:apply-style-name="vert" style:base-cell-address="Feuille1.F4"/>
      <style:map style:condition="cell-content()=&quot;KO&quot;" style:apply-style-name="rouge" style:base-cell-address="Feuille1.F4"/>
      <style:map style:condition="cell-content()=&quot;NA&quot;" style:apply-style-name="gris" style:base-cell-address="Feuille1.F4"/>
      <style:map style:condition="cell-content()=&quot;OK ?&quot;" style:apply-style-name="jaune" style:base-cell-address="Feuille1.F4"/>
    </style:style>
    <style:style style:name="ce7" style:family="table-cell" style:parent-style-name="Default">
      <style:table-cell-properties fo:border="0.06pt solid #000000"/>
      <style:map style:condition="cell-content()=&quot;OK&quot;" style:apply-style-name="vert" style:base-cell-address="Feuille1.F5"/>
      <style:map style:condition="cell-content()=&quot;KO&quot;" style:apply-style-name="rouge" style:base-cell-address="Feuille1.F5"/>
      <style:map style:condition="cell-content()=&quot;NA&quot;" style:apply-style-name="gris" style:base-cell-address="Feuille1.F5"/>
      <style:map style:condition="cell-content()=&quot;OK ?&quot;" style:apply-style-name="jaune" style:base-cell-address="Feuille1.F5"/>
    </style:style>
    <style:style style:name="ce8" style:family="table-cell" style:parent-style-name="Default">
      <style:table-cell-properties fo:border="0.06pt solid #000000"/>
      <style:map style:condition="cell-content()=&quot;OK&quot;" style:apply-style-name="vert" style:base-cell-address="Feuille1.F6"/>
      <style:map style:condition="cell-content()=&quot;KO&quot;" style:apply-style-name="rouge" style:base-cell-address="Feuille1.F6"/>
      <style:map style:condition="cell-content()=&quot;NA&quot;" style:apply-style-name="gris" style:base-cell-address="Feuille1.F6"/>
      <style:map style:condition="cell-content()=&quot;OK ?&quot;" style:apply-style-name="jaune" style:base-cell-address="Feuille1.F6"/>
    </style:style>
    <style:style style:name="ce9" style:family="table-cell" style:parent-style-name="Default">
      <style:table-cell-properties fo:border="0.06pt solid #000000"/>
      <style:map style:condition="cell-content()=&quot;OK&quot;" style:apply-style-name="vert" style:base-cell-address="Feuille1.G4"/>
      <style:map style:condition="cell-content()=&quot;KO&quot;" style:apply-style-name="rouge" style:base-cell-address="Feuille1.G4"/>
      <style:map style:condition="cell-content()=&quot;NA&quot;" style:apply-style-name="gris" style:base-cell-address="Feuille1.G4"/>
      <style:map style:condition="cell-content()=&quot;OK ?&quot;" style:apply-style-name="jaune" style:base-cell-address="Feuille1.G4"/>
    </style:style>
    <style:style style:name="ce10" style:family="table-cell" style:parent-style-name="Default">
      <style:table-cell-properties fo:border="0.06pt solid #000000"/>
      <style:map style:condition="cell-content()=&quot;OK&quot;" style:apply-style-name="vert" style:base-cell-address="Feuille1.G5"/>
      <style:map style:condition="cell-content()=&quot;KO&quot;" style:apply-style-name="rouge" style:base-cell-address="Feuille1.G5"/>
      <style:map style:condition="cell-content()=&quot;NA&quot;" style:apply-style-name="gris" style:base-cell-address="Feuille1.G5"/>
      <style:map style:condition="cell-content()=&quot;OK ?&quot;" style:apply-style-name="jaune" style:base-cell-address="Feuille1.G5"/>
    </style:style>
    <style:style style:name="ce11" style:family="table-cell" style:parent-style-name="Default">
      <style:table-cell-properties fo:border="0.06pt solid #000000"/>
      <style:map style:condition="cell-content()=&quot;OK&quot;" style:apply-style-name="vert" style:base-cell-address="Feuille1.H4"/>
      <style:map style:condition="cell-content()=&quot;KO&quot;" style:apply-style-name="rouge" style:base-cell-address="Feuille1.H4"/>
      <style:map style:condition="cell-content()=&quot;NA&quot;" style:apply-style-name="gris" style:base-cell-address="Feuille1.H4"/>
      <style:map style:condition="cell-content()=&quot;OK ?&quot;" style:apply-style-name="jaune" style:base-cell-address="Feuille1.H4"/>
    </style:style>
    <style:style style:name="ce12" style:family="table-cell" style:parent-style-name="Default">
      <style:table-cell-properties fo:border="0.06pt solid #000000"/>
      <style:map style:condition="cell-content()=&quot;OK&quot;" style:apply-style-name="vert" style:base-cell-address="Feuille1.H5"/>
      <style:map style:condition="cell-content()=&quot;KO&quot;" style:apply-style-name="rouge" style:base-cell-address="Feuille1.H5"/>
      <style:map style:condition="cell-content()=&quot;NA&quot;" style:apply-style-name="gris" style:base-cell-address="Feuille1.H5"/>
      <style:map style:condition="cell-content()=&quot;OK ?&quot;" style:apply-style-name="jaune" style:base-cell-address="Feuille1.H5"/>
    </style:style>
    <style:style style:name="ce13" style:family="table-cell" style:parent-style-name="Default">
      <style:table-cell-properties fo:border="0.06pt solid #000000"/>
      <style:map style:condition="cell-content()=&quot;OK&quot;" style:apply-style-name="vert" style:base-cell-address="Feuille1.I4"/>
      <style:map style:condition="cell-content()=&quot;KO&quot;" style:apply-style-name="rouge" style:base-cell-address="Feuille1.I4"/>
      <style:map style:condition="cell-content()=&quot;NA&quot;" style:apply-style-name="gris" style:base-cell-address="Feuille1.I4"/>
      <style:map style:condition="cell-content()=&quot;OK ?&quot;" style:apply-style-name="jaune" style:base-cell-address="Feuille1.I4"/>
    </style:style>
    <style:style style:name="ce14" style:family="table-cell" style:parent-style-name="Default">
      <style:table-cell-properties fo:border="0.06pt solid #000000"/>
      <style:map style:condition="cell-content()=&quot;OK&quot;" style:apply-style-name="vert" style:base-cell-address="Feuille1.I5"/>
      <style:map style:condition="cell-content()=&quot;KO&quot;" style:apply-style-name="rouge" style:base-cell-address="Feuille1.I5"/>
      <style:map style:condition="cell-content()=&quot;NA&quot;" style:apply-style-name="gris" style:base-cell-address="Feuille1.I5"/>
      <style:map style:condition="cell-content()=&quot;OK ?&quot;" style:apply-style-name="jaune" style:base-cell-address="Feuille1.I5"/>
    </style:style>
    <style:style style:name="ce15" style:family="table-cell" style:parent-style-name="Default">
      <style:table-cell-properties fo:border="0.06pt solid #000000"/>
      <style:map style:condition="cell-content()=&quot;OK&quot;" style:apply-style-name="vert" style:base-cell-address="Feuille1.J4"/>
      <style:map style:condition="cell-content()=&quot;KO&quot;" style:apply-style-name="rouge" style:base-cell-address="Feuille1.J4"/>
      <style:map style:condition="cell-content()=&quot;NA&quot;" style:apply-style-name="gris" style:base-cell-address="Feuille1.J4"/>
      <style:map style:condition="cell-content()=&quot;OK ?&quot;" style:apply-style-name="jaune" style:base-cell-address="Feuille1.J4"/>
    </style:style>
    <style:style style:name="ce16" style:family="table-cell" style:parent-style-name="Default">
      <style:table-cell-properties fo:border="0.06pt solid #000000"/>
      <style:map style:condition="cell-content()=&quot;OK&quot;" style:apply-style-name="vert" style:base-cell-address="Feuille1.J5"/>
      <style:map style:condition="cell-content()=&quot;KO&quot;" style:apply-style-name="rouge" style:base-cell-address="Feuille1.J5"/>
      <style:map style:condition="cell-content()=&quot;NA&quot;" style:apply-style-name="gris" style:base-cell-address="Feuille1.J5"/>
      <style:map style:condition="cell-content()=&quot;OK ?&quot;" style:apply-style-name="jaune" style:base-cell-address="Feuille1.J5"/>
    </style:style>
    <style:style style:name="ce17" style:family="table-cell" style:parent-style-name="Default">
      <style:table-cell-properties fo:border="0.06pt solid #000000"/>
      <style:map style:condition="cell-content()=&quot;OK&quot;" style:apply-style-name="vert" style:base-cell-address="Feuille1.K4"/>
      <style:map style:condition="cell-content()=&quot;KO&quot;" style:apply-style-name="rouge" style:base-cell-address="Feuille1.K4"/>
      <style:map style:condition="cell-content()=&quot;NA&quot;" style:apply-style-name="gris" style:base-cell-address="Feuille1.K4"/>
      <style:map style:condition="cell-content()=&quot;OK ?&quot;" style:apply-style-name="jaune" style:base-cell-address="Feuille1.K4"/>
    </style:style>
    <style:style style:name="ce18" style:family="table-cell" style:parent-style-name="Default">
      <style:table-cell-properties fo:border="0.06pt solid #000000"/>
      <style:map style:condition="cell-content()=&quot;OK&quot;" style:apply-style-name="vert" style:base-cell-address="Feuille1.K5"/>
      <style:map style:condition="cell-content()=&quot;KO&quot;" style:apply-style-name="rouge" style:base-cell-address="Feuille1.K5"/>
      <style:map style:condition="cell-content()=&quot;NA&quot;" style:apply-style-name="gris" style:base-cell-address="Feuille1.K5"/>
      <style:map style:condition="cell-content()=&quot;OK ?&quot;" style:apply-style-name="jaune" style:base-cell-address="Feuille1.K5"/>
    </style:style>
    <style:style style:name="ce19" style:family="table-cell" style:parent-style-name="Default">
      <style:table-cell-properties fo:border="0.06pt solid #000000"/>
      <style:map style:condition="cell-content()=&quot;OK&quot;" style:apply-style-name="vert" style:base-cell-address="Feuille1.L4"/>
      <style:map style:condition="cell-content()=&quot;KO&quot;" style:apply-style-name="rouge" style:base-cell-address="Feuille1.L4"/>
      <style:map style:condition="cell-content()=&quot;NA&quot;" style:apply-style-name="gris" style:base-cell-address="Feuille1.L4"/>
      <style:map style:condition="cell-content()=&quot;OK ?&quot;" style:apply-style-name="jaune" style:base-cell-address="Feuille1.L4"/>
    </style:style>
    <style:style style:name="ce20" style:family="table-cell" style:parent-style-name="Default">
      <style:table-cell-properties fo:border="0.06pt solid #000000"/>
      <style:map style:condition="cell-content()=&quot;OK&quot;" style:apply-style-name="vert" style:base-cell-address="Feuille1.L5"/>
      <style:map style:condition="cell-content()=&quot;KO&quot;" style:apply-style-name="rouge" style:base-cell-address="Feuille1.L5"/>
      <style:map style:condition="cell-content()=&quot;NA&quot;" style:apply-style-name="gris" style:base-cell-address="Feuille1.L5"/>
      <style:map style:condition="cell-content()=&quot;OK ?&quot;" style:apply-style-name="jaune" style:base-cell-address="Feuille1.L5"/>
    </style:style>
    <style:style style:name="ce21" style:family="table-cell" style:parent-style-name="Default">
      <style:table-cell-properties fo:border="0.06pt solid #000000"/>
      <style:map style:condition="cell-content()=&quot;OK&quot;" style:apply-style-name="vert" style:base-cell-address="Feuille1.M4"/>
      <style:map style:condition="cell-content()=&quot;KO&quot;" style:apply-style-name="rouge" style:base-cell-address="Feuille1.M4"/>
      <style:map style:condition="cell-content()=&quot;NA&quot;" style:apply-style-name="gris" style:base-cell-address="Feuille1.M4"/>
      <style:map style:condition="cell-content()=&quot;OK ?&quot;" style:apply-style-name="jaune" style:base-cell-address="Feuille1.M4"/>
    </style:style>
    <style:style style:name="ce22" style:family="table-cell" style:parent-style-name="Default">
      <style:table-cell-properties fo:border="0.06pt solid #000000"/>
      <style:map style:condition="cell-content()=&quot;OK&quot;" style:apply-style-name="vert" style:base-cell-address="Feuille1.M5"/>
      <style:map style:condition="cell-content()=&quot;KO&quot;" style:apply-style-name="rouge" style:base-cell-address="Feuille1.M5"/>
      <style:map style:condition="cell-content()=&quot;NA&quot;" style:apply-style-name="gris" style:base-cell-address="Feuille1.M5"/>
      <style:map style:condition="cell-content()=&quot;OK ?&quot;" style:apply-style-name="jaune" style:base-cell-address="Feuille1.M5"/>
    </style:style>
    <style:style style:name="ce23" style:family="table-cell" style:parent-style-name="Default">
      <style:table-cell-properties fo:border="0.06pt solid #000000"/>
      <style:map style:condition="cell-content()=&quot;OK&quot;" style:apply-style-name="vert" style:base-cell-address="Feuille1.N4"/>
      <style:map style:condition="cell-content()=&quot;KO&quot;" style:apply-style-name="rouge" style:base-cell-address="Feuille1.N4"/>
      <style:map style:condition="cell-content()=&quot;NA&quot;" style:apply-style-name="gris" style:base-cell-address="Feuille1.N4"/>
      <style:map style:condition="cell-content()=&quot;OK ?&quot;" style:apply-style-name="jaune" style:base-cell-address="Feuille1.N4"/>
    </style:style>
    <style:style style:name="ce24" style:family="table-cell" style:parent-style-name="Default">
      <style:table-cell-properties fo:border="0.06pt solid #000000"/>
      <style:map style:condition="cell-content()=&quot;OK&quot;" style:apply-style-name="vert" style:base-cell-address="Feuille1.N5"/>
      <style:map style:condition="cell-content()=&quot;KO&quot;" style:apply-style-name="rouge" style:base-cell-address="Feuille1.N5"/>
      <style:map style:condition="cell-content()=&quot;NA&quot;" style:apply-style-name="gris" style:base-cell-address="Feuille1.N5"/>
      <style:map style:condition="cell-content()=&quot;OK ?&quot;" style:apply-style-name="jaune" style:base-cell-address="Feuille1.N5"/>
    </style:style>
    <style:style style:name="ce25" style:family="table-cell" style:parent-style-name="Default">
      <style:table-cell-properties fo:border="0.06pt solid #000000"/>
      <style:map style:condition="cell-content()=&quot;OK&quot;" style:apply-style-name="vert" style:base-cell-address="Feuille1.O4"/>
      <style:map style:condition="cell-content()=&quot;KO&quot;" style:apply-style-name="rouge" style:base-cell-address="Feuille1.O4"/>
      <style:map style:condition="cell-content()=&quot;NA&quot;" style:apply-style-name="gris" style:base-cell-address="Feuille1.O4"/>
      <style:map style:condition="cell-content()=&quot;OK ?&quot;" style:apply-style-name="jaune" style:base-cell-address="Feuille1.O4"/>
    </style:style>
    <style:style style:name="ce26" style:family="table-cell" style:parent-style-name="Default">
      <style:table-cell-properties fo:border="0.06pt solid #000000"/>
      <style:map style:condition="cell-content()=&quot;OK&quot;" style:apply-style-name="vert" style:base-cell-address="Feuille1.O5"/>
      <style:map style:condition="cell-content()=&quot;KO&quot;" style:apply-style-name="rouge" style:base-cell-address="Feuille1.O5"/>
      <style:map style:condition="cell-content()=&quot;NA&quot;" style:apply-style-name="gris" style:base-cell-address="Feuille1.O5"/>
      <style:map style:condition="cell-content()=&quot;OK ?&quot;" style:apply-style-name="jaune" style:base-cell-address="Feuille1.O5"/>
    </style:style>
    <style:style style:name="ce27" style:family="table-cell" style:parent-style-name="Default">
      <style:table-cell-properties fo:border="0.06pt solid #000000"/>
      <style:map style:condition="cell-content()=&quot;OK&quot;" style:apply-style-name="vert" style:base-cell-address="Feuille1.P4"/>
      <style:map style:condition="cell-content()=&quot;KO&quot;" style:apply-style-name="rouge" style:base-cell-address="Feuille1.P4"/>
      <style:map style:condition="cell-content()=&quot;NA&quot;" style:apply-style-name="gris" style:base-cell-address="Feuille1.P4"/>
      <style:map style:condition="cell-content()=&quot;OK ?&quot;" style:apply-style-name="jaune" style:base-cell-address="Feuille1.P4"/>
    </style:style>
    <style:style style:name="ce28" style:family="table-cell" style:parent-style-name="Default">
      <style:table-cell-properties fo:border="0.06pt solid #000000"/>
      <style:map style:condition="cell-content()=&quot;OK&quot;" style:apply-style-name="vert" style:base-cell-address="Feuille1.P5"/>
      <style:map style:condition="cell-content()=&quot;KO&quot;" style:apply-style-name="rouge" style:base-cell-address="Feuille1.P5"/>
      <style:map style:condition="cell-content()=&quot;NA&quot;" style:apply-style-name="gris" style:base-cell-address="Feuille1.P5"/>
      <style:map style:condition="cell-content()=&quot;OK ?&quot;" style:apply-style-name="jaune" style:base-cell-address="Feuille1.P5"/>
    </style:style>
    <style:style style:name="ce29" style:family="table-cell" style:parent-style-name="Default">
      <style:table-cell-properties fo:border="0.06pt solid #000000"/>
      <style:map style:condition="cell-content()=&quot;OK&quot;" style:apply-style-name="vert" style:base-cell-address="Feuille1.Q4"/>
      <style:map style:condition="cell-content()=&quot;KO&quot;" style:apply-style-name="rouge" style:base-cell-address="Feuille1.Q4"/>
      <style:map style:condition="cell-content()=&quot;NA&quot;" style:apply-style-name="gris" style:base-cell-address="Feuille1.Q4"/>
      <style:map style:condition="cell-content()=&quot;OK ?&quot;" style:apply-style-name="jaune" style:base-cell-address="Feuille1.Q4"/>
    </style:style>
    <style:style style:name="ce30" style:family="table-cell" style:parent-style-name="Default">
      <style:table-cell-properties fo:border="0.06pt solid #000000"/>
      <style:map style:condition="cell-content()=&quot;OK&quot;" style:apply-style-name="vert" style:base-cell-address="Feuille1.Q5"/>
      <style:map style:condition="cell-content()=&quot;KO&quot;" style:apply-style-name="rouge" style:base-cell-address="Feuille1.Q5"/>
      <style:map style:condition="cell-content()=&quot;NA&quot;" style:apply-style-name="gris" style:base-cell-address="Feuille1.Q5"/>
      <style:map style:condition="cell-content()=&quot;OK ?&quot;" style:apply-style-name="jaune" style:base-cell-address="Feuille1.Q5"/>
    </style:style>
    <style:style style:name="ce31" style:family="table-cell" style:parent-style-name="Default">
      <style:table-cell-properties fo:border="0.06pt solid #000000"/>
      <style:map style:condition="cell-content()=&quot;OK&quot;" style:apply-style-name="vert" style:base-cell-address="Feuille1.R4"/>
      <style:map style:condition="cell-content()=&quot;KO&quot;" style:apply-style-name="rouge" style:base-cell-address="Feuille1.R4"/>
      <style:map style:condition="cell-content()=&quot;NA&quot;" style:apply-style-name="gris" style:base-cell-address="Feuille1.R4"/>
      <style:map style:condition="cell-content()=&quot;OK ?&quot;" style:apply-style-name="jaune" style:base-cell-address="Feuille1.R4"/>
    </style:style>
    <style:style style:name="ce32" style:family="table-cell" style:parent-style-name="Default">
      <style:table-cell-properties fo:border="0.06pt solid #000000"/>
      <style:map style:condition="cell-content()=&quot;OK&quot;" style:apply-style-name="vert" style:base-cell-address="Feuille1.R5"/>
      <style:map style:condition="cell-content()=&quot;KO&quot;" style:apply-style-name="rouge" style:base-cell-address="Feuille1.R5"/>
      <style:map style:condition="cell-content()=&quot;NA&quot;" style:apply-style-name="gris" style:base-cell-address="Feuille1.R5"/>
      <style:map style:condition="cell-content()=&quot;OK ?&quot;" style:apply-style-name="jaune" style:base-cell-address="Feuille1.R5"/>
    </style:style>
    <style:style style:name="ce33" style:family="table-cell" style:parent-style-name="Default">
      <style:table-cell-properties fo:border="0.06pt solid #000000"/>
      <style:map style:condition="cell-content()=&quot;OK&quot;" style:apply-style-name="vert" style:base-cell-address="Feuille1.S4"/>
      <style:map style:condition="cell-content()=&quot;KO&quot;" style:apply-style-name="rouge" style:base-cell-address="Feuille1.S4"/>
      <style:map style:condition="cell-content()=&quot;NA&quot;" style:apply-style-name="gris" style:base-cell-address="Feuille1.S4"/>
      <style:map style:condition="cell-content()=&quot;OK ?&quot;" style:apply-style-name="jaune" style:base-cell-address="Feuille1.S4"/>
    </style:style>
    <style:style style:name="ce34" style:family="table-cell" style:parent-style-name="Default">
      <style:table-cell-properties fo:border="0.06pt solid #000000"/>
      <style:map style:condition="cell-content()=&quot;OK&quot;" style:apply-style-name="vert" style:base-cell-address="Feuille1.S5"/>
      <style:map style:condition="cell-content()=&quot;KO&quot;" style:apply-style-name="rouge" style:base-cell-address="Feuille1.S5"/>
      <style:map style:condition="cell-content()=&quot;NA&quot;" style:apply-style-name="gris" style:base-cell-address="Feuille1.S5"/>
      <style:map style:condition="cell-content()=&quot;OK ?&quot;" style:apply-style-name="jaune" style:base-cell-address="Feuille1.S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" table:number-columns-repeated="3" table:default-cell-style-name="ce8"/>
        <table:table-column table:style-name="co12" table:default-cell-style-name="ce8"/>
        <table:table-row table:style-name="ro1">
          <table:table-cell table:style-name="ce1" office:value-type="string" calcext:value-type="string" table:number-columns-spanned="14" table:number-rows-spanned="1">
            <text:p>INDI SVBONY SV305 Driver test plan</text:p>
          </table:table-cell>
          <table:covered-table-cell table:number-columns-repeated="13" table:style-name="ce2"/>
          <table:table-cell table:style-name="ce2" table:number-columns-repeated="5"/>
        </table:table-row>
        <table:table-row table:style-name="ro2">
          <table:table-cell table:style-name="ce2" table:number-columns-repeated="19"/>
        </table:table-row>
        <table:table-row table:style-name="ro2">
          <table:table-cell table:style-name="ce3" office:value-type="string" calcext:value-type="string">
            <text:p>When</text:p>
          </table:table-cell>
          <table:table-cell table:style-name="ce3" office:value-type="string" calcext:value-type="string">
            <text:p>Who</text:p>
          </table:table-cell>
          <table:table-cell table:style-name="ce3" office:value-type="string" calcext:value-type="string">
            <text:p>Arch</text:p>
          </table:table-cell>
          <table:table-cell table:style-name="ce3" office:value-type="string" calcext:value-type="string">
            <text:p>OS</text:p>
          </table:table-cell>
          <table:table-cell table:style-name="ce3" office:value-type="string" calcext:value-type="string">
            <text:p>Commit #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Install</text:p>
          </table:table-cell>
          <table:table-cell table:style-name="ce3" office:value-type="string" calcext:value-type="string">
            <text:p>Bayer</text:p>
          </table:table-cell>
          <table:table-cell table:style-name="ce3" office:value-type="string" calcext:value-type="string">
            <text:p>Short snap (1s)</text:p>
          </table:table-cell>
          <table:table-cell table:style-name="ce3" office:value-type="string" calcext:value-type="string">
            <text:p>Long snap (10s)</text:p>
          </table:table-cell>
          <table:table-cell table:style-name="ce3" office:value-type="string" calcext:value-type="string">
            <text:p>Loop (1s)</text:p>
          </table:table-cell>
          <table:table-cell table:style-name="ce3" office:value-type="string" calcext:value-type="string">
            <text:p>Loop abort (1s)</text:p>
          </table:table-cell>
          <table:table-cell table:style-name="ce3" office:value-type="string" calcext:value-type="string">
            <text:p>Snap abort (10s)</text:p>
          </table:table-cell>
          <table:table-cell table:style-name="ce3" office:value-type="string" calcext:value-type="string">
            <text:p>Subframe offsets</text:p>
          </table:table-cell>
          <table:table-cell table:style-name="ce3" office:value-type="string" calcext:value-type="string">
            <text:p>Subframe size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Binning</text:p>
          </table:table-cell>
          <table:table-cell table:style-name="ce3" office:value-type="string" calcext:value-type="string">
            <text:p>Streaming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2"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Christian</text:p>
          </table:table-cell>
          <table:table-cell table:number-columns-repeated="3" office:value-type="string" calcext:value-type="string">
            <text:p>?</text:p>
          </table:table-cell>
          <table:table-cell table:style-name="ce6" office:value-type="string" calcext:value-type="string">
            <text:p>OK</text:p>
          </table:table-cell>
          <table:table-cell table:style-name="ce9" office:value-type="string" calcext:value-type="string">
            <text:p>OK</text:p>
          </table:table-cell>
          <table:table-cell table:style-name="ce11" office:value-type="string" calcext:value-type="string">
            <text:p>KO</text:p>
          </table:table-cell>
          <table:table-cell table:style-name="ce13" office:value-type="string" calcext:value-type="string">
            <text:p>KO</text:p>
          </table:table-cell>
          <table:table-cell table:style-name="ce15" office:value-type="string" calcext:value-type="string">
            <text:p>KO</text:p>
          </table:table-cell>
          <table:table-cell table:style-name="ce17" office:value-type="string" calcext:value-type="string">
            <text:p>KO</text:p>
          </table:table-cell>
          <table:table-cell table:style-name="ce19" office:value-type="string" calcext:value-type="string">
            <text:p>KO</text:p>
          </table:table-cell>
          <table:table-cell table:style-name="ce21" office:value-type="string" calcext:value-type="string">
            <text:p>KO</text:p>
          </table:table-cell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style-name="ce27" office:value-type="string" calcext:value-type="string">
            <text:p>NA</text:p>
          </table:table-cell>
          <table:table-cell table:style-name="ce29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33" office:value-type="string" calcext:value-type="string">
            <text:p>Crash at first frame</text:p>
          </table:table-cell>
        </table:table-row>
        <table:table-row table:style-name="ro2">
          <table:table-cell office:value-type="date" office:date-value="2020-06-24" calcext:value-type="date">
            <text:p>24/06/202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Ubuntu 20.04</text:p>
          </table:table-cell>
          <table:table-cell office:value-type="string" calcext:value-type="string">
            <text:p>6a7576e</text:p>
          </table:table-cell>
          <table:table-cell table:style-name="ce7" office:value-type="string" calcext:value-type="string">
            <text:p>OK</text:p>
          </table:table-cell>
          <table:table-cell table:style-name="ce10" office:value-type="string" calcext:value-type="string">
            <text:p>OK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OK ?</text:p>
          </table:table-cell>
          <table:table-cell table:style-name="ce16" office:value-type="string" calcext:value-type="string">
            <text:p>OK ?</text:p>
          </table:table-cell>
          <table:table-cell table:style-name="ce18" office:value-type="string" calcext:value-type="string">
            <text:p>OK ?</text:p>
          </table:table-cell>
          <table:table-cell table:style-name="ce20" office:value-type="string" calcext:value-type="string">
            <text:p>OK ?</text:p>
          </table:table-cell>
          <table:table-cell table:style-name="ce22" office:value-type="string" calcext:value-type="string">
            <text:p>OK ?</text:p>
          </table:table-cell>
          <table:table-cell table:style-name="ce24" office:value-type="string" calcext:value-type="string">
            <text:p>OK ?</text:p>
          </table:table-cell>
          <table:table-cell table:style-name="ce26" office:value-type="string" calcext:value-type="string">
            <text:p>OK ?</text:p>
          </table:table-cell>
          <table:table-cell table:style-name="ce28" office:value-type="string" calcext:value-type="string">
            <text:p>OK ?</text:p>
          </table:table-cell>
          <table:table-cell table:style-name="ce30" office:value-type="string" calcext:value-type="string">
            <text:p>NA</text:p>
          </table:table-cell>
          <table:table-cell table:style-name="ce32" office:value-type="string" calcext:value-type="string">
            <text:p>NA</text:p>
          </table:table-cell>
          <table:table-cell table:style-name="ce34" office:value-type="string" calcext:value-type="string">
            <text:p>Noisy darks, no gain on darks ?</text:p>
          </table:table-cell>
        </table:table-row>
        <table:table-row table:style-name="ro2">
          <table:table-cell office:value-type="date" office:date-value="2020-06-25" calcext:value-type="date">
            <text:p>25/06/2020</text:p>
          </table:table-cell>
          <table:table-cell office:value-type="string" calcext:value-type="string">
            <text:p>Thx8411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599f5a61</text:p>
          </table:table-cell>
          <table:table-cell table:number-columns-repeated="11" office:value-type="string" calcext:value-type="string">
            <text:p>O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14">
          <table:table-cell table:number-columns-repeated="19"/>
        </table:table-row>
        <table:table-row table:style-name="ro2">
          <table:table-cell table:number-columns-repeated="19"/>
        </table:table-row>
        <calcext:conditional-formats>
          <calcext:conditional-format calcext:target-range-address="Feuille1.F6:Feuille1.S21">
            <calcext:condition calcext:apply-style-name="vert" calcext:value="=&quot;OK&quot;" calcext:base-cell-address="Feuille1.F6"/>
            <calcext:condition calcext:apply-style-name="rouge" calcext:value="=&quot;KO&quot;" calcext:base-cell-address="Feuille1.F6"/>
            <calcext:condition calcext:apply-style-name="gris" calcext:value="=&quot;NA&quot;" calcext:base-cell-address="Feuille1.F6"/>
            <calcext:condition calcext:apply-style-name="jaune" calcext:value="=&quot;OK ?&quot;" calcext:base-cell-address="Feuille1.F6"/>
          </calcext:conditional-format>
          <calcext:conditional-format calcext:target-range-address="Feuille1.F4:Feuille1.F4">
            <calcext:condition calcext:apply-style-name="vert" calcext:value="=&quot;OK&quot;" calcext:base-cell-address="Feuille1.F4"/>
            <calcext:condition calcext:apply-style-name="rouge" calcext:value="=&quot;KO&quot;" calcext:base-cell-address="Feuille1.F4"/>
            <calcext:condition calcext:apply-style-name="gris" calcext:value="=&quot;NA&quot;" calcext:base-cell-address="Feuille1.F4"/>
            <calcext:condition calcext:apply-style-name="jaune" calcext:value="=&quot;OK ?&quot;" calcext:base-cell-address="Feuille1.F4"/>
          </calcext:conditional-format>
          <calcext:conditional-format calcext:target-range-address="Feuille1.G4:Feuille1.G4">
            <calcext:condition calcext:apply-style-name="vert" calcext:value="=&quot;OK&quot;" calcext:base-cell-address="Feuille1.G4"/>
            <calcext:condition calcext:apply-style-name="rouge" calcext:value="=&quot;KO&quot;" calcext:base-cell-address="Feuille1.G4"/>
            <calcext:condition calcext:apply-style-name="gris" calcext:value="=&quot;NA&quot;" calcext:base-cell-address="Feuille1.G4"/>
            <calcext:condition calcext:apply-style-name="jaune" calcext:value="=&quot;OK ?&quot;" calcext:base-cell-address="Feuille1.G4"/>
          </calcext:conditional-format>
          <calcext:conditional-format calcext:target-range-address="Feuille1.H4:Feuille1.H4">
            <calcext:condition calcext:apply-style-name="vert" calcext:value="=&quot;OK&quot;" calcext:base-cell-address="Feuille1.H4"/>
            <calcext:condition calcext:apply-style-name="rouge" calcext:value="=&quot;KO&quot;" calcext:base-cell-address="Feuille1.H4"/>
            <calcext:condition calcext:apply-style-name="gris" calcext:value="=&quot;NA&quot;" calcext:base-cell-address="Feuille1.H4"/>
            <calcext:condition calcext:apply-style-name="jaune" calcext:value="=&quot;OK ?&quot;" calcext:base-cell-address="Feuille1.H4"/>
          </calcext:conditional-format>
          <calcext:conditional-format calcext:target-range-address="Feuille1.I4:Feuille1.I4">
            <calcext:condition calcext:apply-style-name="vert" calcext:value="=&quot;OK&quot;" calcext:base-cell-address="Feuille1.I4"/>
            <calcext:condition calcext:apply-style-name="rouge" calcext:value="=&quot;KO&quot;" calcext:base-cell-address="Feuille1.I4"/>
            <calcext:condition calcext:apply-style-name="gris" calcext:value="=&quot;NA&quot;" calcext:base-cell-address="Feuille1.I4"/>
            <calcext:condition calcext:apply-style-name="jaune" calcext:value="=&quot;OK ?&quot;" calcext:base-cell-address="Feuille1.I4"/>
          </calcext:conditional-format>
          <calcext:conditional-format calcext:target-range-address="Feuille1.J4:Feuille1.J4">
            <calcext:condition calcext:apply-style-name="vert" calcext:value="=&quot;OK&quot;" calcext:base-cell-address="Feuille1.J4"/>
            <calcext:condition calcext:apply-style-name="rouge" calcext:value="=&quot;KO&quot;" calcext:base-cell-address="Feuille1.J4"/>
            <calcext:condition calcext:apply-style-name="gris" calcext:value="=&quot;NA&quot;" calcext:base-cell-address="Feuille1.J4"/>
            <calcext:condition calcext:apply-style-name="jaune" calcext:value="=&quot;OK ?&quot;" calcext:base-cell-address="Feuille1.J4"/>
          </calcext:conditional-format>
          <calcext:conditional-format calcext:target-range-address="Feuille1.K4:Feuille1.K4">
            <calcext:condition calcext:apply-style-name="vert" calcext:value="=&quot;OK&quot;" calcext:base-cell-address="Feuille1.K4"/>
            <calcext:condition calcext:apply-style-name="rouge" calcext:value="=&quot;KO&quot;" calcext:base-cell-address="Feuille1.K4"/>
            <calcext:condition calcext:apply-style-name="gris" calcext:value="=&quot;NA&quot;" calcext:base-cell-address="Feuille1.K4"/>
            <calcext:condition calcext:apply-style-name="jaune" calcext:value="=&quot;OK ?&quot;" calcext:base-cell-address="Feuille1.K4"/>
          </calcext:conditional-format>
          <calcext:conditional-format calcext:target-range-address="Feuille1.L4:Feuille1.L4">
            <calcext:condition calcext:apply-style-name="vert" calcext:value="=&quot;OK&quot;" calcext:base-cell-address="Feuille1.L4"/>
            <calcext:condition calcext:apply-style-name="rouge" calcext:value="=&quot;KO&quot;" calcext:base-cell-address="Feuille1.L4"/>
            <calcext:condition calcext:apply-style-name="gris" calcext:value="=&quot;NA&quot;" calcext:base-cell-address="Feuille1.L4"/>
            <calcext:condition calcext:apply-style-name="jaune" calcext:value="=&quot;OK ?&quot;" calcext:base-cell-address="Feuille1.L4"/>
          </calcext:conditional-format>
          <calcext:conditional-format calcext:target-range-address="Feuille1.M4:Feuille1.M4">
            <calcext:condition calcext:apply-style-name="vert" calcext:value="=&quot;OK&quot;" calcext:base-cell-address="Feuille1.M4"/>
            <calcext:condition calcext:apply-style-name="rouge" calcext:value="=&quot;KO&quot;" calcext:base-cell-address="Feuille1.M4"/>
            <calcext:condition calcext:apply-style-name="gris" calcext:value="=&quot;NA&quot;" calcext:base-cell-address="Feuille1.M4"/>
            <calcext:condition calcext:apply-style-name="jaune" calcext:value="=&quot;OK ?&quot;" calcext:base-cell-address="Feuille1.M4"/>
          </calcext:conditional-format>
          <calcext:conditional-format calcext:target-range-address="Feuille1.N4:Feuille1.N4">
            <calcext:condition calcext:apply-style-name="vert" calcext:value="=&quot;OK&quot;" calcext:base-cell-address="Feuille1.N4"/>
            <calcext:condition calcext:apply-style-name="rouge" calcext:value="=&quot;KO&quot;" calcext:base-cell-address="Feuille1.N4"/>
            <calcext:condition calcext:apply-style-name="gris" calcext:value="=&quot;NA&quot;" calcext:base-cell-address="Feuille1.N4"/>
            <calcext:condition calcext:apply-style-name="jaune" calcext:value="=&quot;OK ?&quot;" calcext:base-cell-address="Feuille1.N4"/>
          </calcext:conditional-format>
          <calcext:conditional-format calcext:target-range-address="Feuille1.O4:Feuille1.O4">
            <calcext:condition calcext:apply-style-name="vert" calcext:value="=&quot;OK&quot;" calcext:base-cell-address="Feuille1.O4"/>
            <calcext:condition calcext:apply-style-name="rouge" calcext:value="=&quot;KO&quot;" calcext:base-cell-address="Feuille1.O4"/>
            <calcext:condition calcext:apply-style-name="gris" calcext:value="=&quot;NA&quot;" calcext:base-cell-address="Feuille1.O4"/>
            <calcext:condition calcext:apply-style-name="jaune" calcext:value="=&quot;OK ?&quot;" calcext:base-cell-address="Feuille1.O4"/>
          </calcext:conditional-format>
          <calcext:conditional-format calcext:target-range-address="Feuille1.P4:Feuille1.P4">
            <calcext:condition calcext:apply-style-name="vert" calcext:value="=&quot;OK&quot;" calcext:base-cell-address="Feuille1.P4"/>
            <calcext:condition calcext:apply-style-name="rouge" calcext:value="=&quot;KO&quot;" calcext:base-cell-address="Feuille1.P4"/>
            <calcext:condition calcext:apply-style-name="gris" calcext:value="=&quot;NA&quot;" calcext:base-cell-address="Feuille1.P4"/>
            <calcext:condition calcext:apply-style-name="jaune" calcext:value="=&quot;OK ?&quot;" calcext:base-cell-address="Feuille1.P4"/>
          </calcext:conditional-format>
          <calcext:conditional-format calcext:target-range-address="Feuille1.Q4:Feuille1.Q4">
            <calcext:condition calcext:apply-style-name="vert" calcext:value="=&quot;OK&quot;" calcext:base-cell-address="Feuille1.Q4"/>
            <calcext:condition calcext:apply-style-name="rouge" calcext:value="=&quot;KO&quot;" calcext:base-cell-address="Feuille1.Q4"/>
            <calcext:condition calcext:apply-style-name="gris" calcext:value="=&quot;NA&quot;" calcext:base-cell-address="Feuille1.Q4"/>
            <calcext:condition calcext:apply-style-name="jaune" calcext:value="=&quot;OK ?&quot;" calcext:base-cell-address="Feuille1.Q4"/>
          </calcext:conditional-format>
          <calcext:conditional-format calcext:target-range-address="Feuille1.R4:Feuille1.R4">
            <calcext:condition calcext:apply-style-name="vert" calcext:value="=&quot;OK&quot;" calcext:base-cell-address="Feuille1.R4"/>
            <calcext:condition calcext:apply-style-name="rouge" calcext:value="=&quot;KO&quot;" calcext:base-cell-address="Feuille1.R4"/>
            <calcext:condition calcext:apply-style-name="gris" calcext:value="=&quot;NA&quot;" calcext:base-cell-address="Feuille1.R4"/>
            <calcext:condition calcext:apply-style-name="jaune" calcext:value="=&quot;OK ?&quot;" calcext:base-cell-address="Feuille1.R4"/>
          </calcext:conditional-format>
          <calcext:conditional-format calcext:target-range-address="Feuille1.S4:Feuille1.S4">
            <calcext:condition calcext:apply-style-name="vert" calcext:value="=&quot;OK&quot;" calcext:base-cell-address="Feuille1.S4"/>
            <calcext:condition calcext:apply-style-name="rouge" calcext:value="=&quot;KO&quot;" calcext:base-cell-address="Feuille1.S4"/>
            <calcext:condition calcext:apply-style-name="gris" calcext:value="=&quot;NA&quot;" calcext:base-cell-address="Feuille1.S4"/>
            <calcext:condition calcext:apply-style-name="jaune" calcext:value="=&quot;OK ?&quot;" calcext:base-cell-address="Feuille1.S4"/>
          </calcext:conditional-format>
          <calcext:conditional-format calcext:target-range-address="Feuille1.F5:Feuille1.F5">
            <calcext:condition calcext:apply-style-name="vert" calcext:value="=&quot;OK&quot;" calcext:base-cell-address="Feuille1.F5"/>
            <calcext:condition calcext:apply-style-name="rouge" calcext:value="=&quot;KO&quot;" calcext:base-cell-address="Feuille1.F5"/>
            <calcext:condition calcext:apply-style-name="gris" calcext:value="=&quot;NA&quot;" calcext:base-cell-address="Feuille1.F5"/>
            <calcext:condition calcext:apply-style-name="jaune" calcext:value="=&quot;OK ?&quot;" calcext:base-cell-address="Feuille1.F5"/>
          </calcext:conditional-format>
          <calcext:conditional-format calcext:target-range-address="Feuille1.G5:Feuille1.G5">
            <calcext:condition calcext:apply-style-name="vert" calcext:value="=&quot;OK&quot;" calcext:base-cell-address="Feuille1.G5"/>
            <calcext:condition calcext:apply-style-name="rouge" calcext:value="=&quot;KO&quot;" calcext:base-cell-address="Feuille1.G5"/>
            <calcext:condition calcext:apply-style-name="gris" calcext:value="=&quot;NA&quot;" calcext:base-cell-address="Feuille1.G5"/>
            <calcext:condition calcext:apply-style-name="jaune" calcext:value="=&quot;OK ?&quot;" calcext:base-cell-address="Feuille1.G5"/>
          </calcext:conditional-format>
          <calcext:conditional-format calcext:target-range-address="Feuille1.H5:Feuille1.H5">
            <calcext:condition calcext:apply-style-name="vert" calcext:value="=&quot;OK&quot;" calcext:base-cell-address="Feuille1.H5"/>
            <calcext:condition calcext:apply-style-name="rouge" calcext:value="=&quot;KO&quot;" calcext:base-cell-address="Feuille1.H5"/>
            <calcext:condition calcext:apply-style-name="gris" calcext:value="=&quot;NA&quot;" calcext:base-cell-address="Feuille1.H5"/>
            <calcext:condition calcext:apply-style-name="jaune" calcext:value="=&quot;OK ?&quot;" calcext:base-cell-address="Feuille1.H5"/>
          </calcext:conditional-format>
          <calcext:conditional-format calcext:target-range-address="Feuille1.I5:Feuille1.I5">
            <calcext:condition calcext:apply-style-name="vert" calcext:value="=&quot;OK&quot;" calcext:base-cell-address="Feuille1.I5"/>
            <calcext:condition calcext:apply-style-name="rouge" calcext:value="=&quot;KO&quot;" calcext:base-cell-address="Feuille1.I5"/>
            <calcext:condition calcext:apply-style-name="gris" calcext:value="=&quot;NA&quot;" calcext:base-cell-address="Feuille1.I5"/>
            <calcext:condition calcext:apply-style-name="jaune" calcext:value="=&quot;OK ?&quot;" calcext:base-cell-address="Feuille1.I5"/>
          </calcext:conditional-format>
          <calcext:conditional-format calcext:target-range-address="Feuille1.J5:Feuille1.J5">
            <calcext:condition calcext:apply-style-name="vert" calcext:value="=&quot;OK&quot;" calcext:base-cell-address="Feuille1.J5"/>
            <calcext:condition calcext:apply-style-name="rouge" calcext:value="=&quot;KO&quot;" calcext:base-cell-address="Feuille1.J5"/>
            <calcext:condition calcext:apply-style-name="gris" calcext:value="=&quot;NA&quot;" calcext:base-cell-address="Feuille1.J5"/>
            <calcext:condition calcext:apply-style-name="jaune" calcext:value="=&quot;OK ?&quot;" calcext:base-cell-address="Feuille1.J5"/>
          </calcext:conditional-format>
          <calcext:conditional-format calcext:target-range-address="Feuille1.K5:Feuille1.K5">
            <calcext:condition calcext:apply-style-name="vert" calcext:value="=&quot;OK&quot;" calcext:base-cell-address="Feuille1.K5"/>
            <calcext:condition calcext:apply-style-name="rouge" calcext:value="=&quot;KO&quot;" calcext:base-cell-address="Feuille1.K5"/>
            <calcext:condition calcext:apply-style-name="gris" calcext:value="=&quot;NA&quot;" calcext:base-cell-address="Feuille1.K5"/>
            <calcext:condition calcext:apply-style-name="jaune" calcext:value="=&quot;OK ?&quot;" calcext:base-cell-address="Feuille1.K5"/>
          </calcext:conditional-format>
          <calcext:conditional-format calcext:target-range-address="Feuille1.L5:Feuille1.L5">
            <calcext:condition calcext:apply-style-name="vert" calcext:value="=&quot;OK&quot;" calcext:base-cell-address="Feuille1.L5"/>
            <calcext:condition calcext:apply-style-name="rouge" calcext:value="=&quot;KO&quot;" calcext:base-cell-address="Feuille1.L5"/>
            <calcext:condition calcext:apply-style-name="gris" calcext:value="=&quot;NA&quot;" calcext:base-cell-address="Feuille1.L5"/>
            <calcext:condition calcext:apply-style-name="jaune" calcext:value="=&quot;OK ?&quot;" calcext:base-cell-address="Feuille1.L5"/>
          </calcext:conditional-format>
          <calcext:conditional-format calcext:target-range-address="Feuille1.M5:Feuille1.M5">
            <calcext:condition calcext:apply-style-name="vert" calcext:value="=&quot;OK&quot;" calcext:base-cell-address="Feuille1.M5"/>
            <calcext:condition calcext:apply-style-name="rouge" calcext:value="=&quot;KO&quot;" calcext:base-cell-address="Feuille1.M5"/>
            <calcext:condition calcext:apply-style-name="gris" calcext:value="=&quot;NA&quot;" calcext:base-cell-address="Feuille1.M5"/>
            <calcext:condition calcext:apply-style-name="jaune" calcext:value="=&quot;OK ?&quot;" calcext:base-cell-address="Feuille1.M5"/>
          </calcext:conditional-format>
          <calcext:conditional-format calcext:target-range-address="Feuille1.N5:Feuille1.N5">
            <calcext:condition calcext:apply-style-name="vert" calcext:value="=&quot;OK&quot;" calcext:base-cell-address="Feuille1.N5"/>
            <calcext:condition calcext:apply-style-name="rouge" calcext:value="=&quot;KO&quot;" calcext:base-cell-address="Feuille1.N5"/>
            <calcext:condition calcext:apply-style-name="gris" calcext:value="=&quot;NA&quot;" calcext:base-cell-address="Feuille1.N5"/>
            <calcext:condition calcext:apply-style-name="jaune" calcext:value="=&quot;OK ?&quot;" calcext:base-cell-address="Feuille1.N5"/>
          </calcext:conditional-format>
          <calcext:conditional-format calcext:target-range-address="Feuille1.O5:Feuille1.O5">
            <calcext:condition calcext:apply-style-name="vert" calcext:value="=&quot;OK&quot;" calcext:base-cell-address="Feuille1.O5"/>
            <calcext:condition calcext:apply-style-name="rouge" calcext:value="=&quot;KO&quot;" calcext:base-cell-address="Feuille1.O5"/>
            <calcext:condition calcext:apply-style-name="gris" calcext:value="=&quot;NA&quot;" calcext:base-cell-address="Feuille1.O5"/>
            <calcext:condition calcext:apply-style-name="jaune" calcext:value="=&quot;OK ?&quot;" calcext:base-cell-address="Feuille1.O5"/>
          </calcext:conditional-format>
          <calcext:conditional-format calcext:target-range-address="Feuille1.P5:Feuille1.P5">
            <calcext:condition calcext:apply-style-name="vert" calcext:value="=&quot;OK&quot;" calcext:base-cell-address="Feuille1.P5"/>
            <calcext:condition calcext:apply-style-name="rouge" calcext:value="=&quot;KO&quot;" calcext:base-cell-address="Feuille1.P5"/>
            <calcext:condition calcext:apply-style-name="gris" calcext:value="=&quot;NA&quot;" calcext:base-cell-address="Feuille1.P5"/>
            <calcext:condition calcext:apply-style-name="jaune" calcext:value="=&quot;OK ?&quot;" calcext:base-cell-address="Feuille1.P5"/>
          </calcext:conditional-format>
          <calcext:conditional-format calcext:target-range-address="Feuille1.Q5:Feuille1.Q5">
            <calcext:condition calcext:apply-style-name="vert" calcext:value="=&quot;OK&quot;" calcext:base-cell-address="Feuille1.Q5"/>
            <calcext:condition calcext:apply-style-name="rouge" calcext:value="=&quot;KO&quot;" calcext:base-cell-address="Feuille1.Q5"/>
            <calcext:condition calcext:apply-style-name="gris" calcext:value="=&quot;NA&quot;" calcext:base-cell-address="Feuille1.Q5"/>
            <calcext:condition calcext:apply-style-name="jaune" calcext:value="=&quot;OK ?&quot;" calcext:base-cell-address="Feuille1.Q5"/>
          </calcext:conditional-format>
          <calcext:conditional-format calcext:target-range-address="Feuille1.R5:Feuille1.R5">
            <calcext:condition calcext:apply-style-name="vert" calcext:value="=&quot;OK&quot;" calcext:base-cell-address="Feuille1.R5"/>
            <calcext:condition calcext:apply-style-name="rouge" calcext:value="=&quot;KO&quot;" calcext:base-cell-address="Feuille1.R5"/>
            <calcext:condition calcext:apply-style-name="gris" calcext:value="=&quot;NA&quot;" calcext:base-cell-address="Feuille1.R5"/>
            <calcext:condition calcext:apply-style-name="jaune" calcext:value="=&quot;OK ?&quot;" calcext:base-cell-address="Feuille1.R5"/>
          </calcext:conditional-format>
          <calcext:conditional-format calcext:target-range-address="Feuille1.S5:Feuille1.S5">
            <calcext:condition calcext:apply-style-name="vert" calcext:value="=&quot;OK&quot;" calcext:base-cell-address="Feuille1.S5"/>
            <calcext:condition calcext:apply-style-name="rouge" calcext:value="=&quot;KO&quot;" calcext:base-cell-address="Feuille1.S5"/>
            <calcext:condition calcext:apply-style-name="gris" calcext:value="=&quot;NA&quot;" calcext:base-cell-address="Feuille1.S5"/>
            <calcext:condition calcext:apply-style-name="jaune" calcext:value="=&quot;OK ?&quot;" calcext:base-cell-address="Feuille1.S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ouge" style:family="table-cell" style:parent-style-name="Default">
      <style:table-cell-properties fo:background-color="#ed1c24"/>
    </style:style>
    <style:style style:name="vert" style:family="table-cell" style:parent-style-name="Default">
      <style:table-cell-properties fo:background-color="#72bf44"/>
    </style:style>
    <style:style style:name="jaune" style:family="table-cell" style:parent-style-name="Default">
      <style:table-cell-properties fo:background-color="#faa61a"/>
    </style:style>
    <style:style style:name="gris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21:25:28.643081993</meta:creation-date>
    <meta:generator>LibreOffice/6.0.7.3$Linux_X86_64 LibreOffice_project/00m0$Build-3</meta:generator>
    <dc:date>2020-06-25T22:08:11.987613051</dc:date>
    <meta:editing-duration>PT31M46S</meta:editing-duration>
    <meta:editing-cycles>6</meta:editing-cycles>
    <meta:document-statistic meta:table-count="1" meta:cell-count="77" meta:object-count="0"/>
  </office:meta>
</office:document-meta>
</file>